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Text_20_body">
      <style:paragraph-properties fo:text-align="center" style:justify-single-word="false"/>
      <style:text-properties officeooo:rsid="003bb751" officeooo:paragraph-rsid="003bb751"/>
    </style:style>
    <style:style style:name="P9"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0" style:family="paragraph" style:parent-style-name="Contents_20_3">
      <style:paragraph-properties>
        <style:tab-stops>
          <style:tab-stop style:position="16.51cm" style:type="right" style:leader-style="dotted" style:leader-text="."/>
        </style:tab-stops>
      </style:paragraph-properties>
    </style:style>
    <style:style style:name="P11" style:family="paragraph" style:parent-style-name="Default">
      <style:paragraph-properties fo:break-before="page"/>
      <style:text-properties style:font-name="Times New Roman" fo:language="es" fo:country="MX" officeooo:rsid="003eba28"/>
    </style:style>
    <style:style style:name="P12" style:family="paragraph" style:parent-style-name="Default">
      <style:paragraph-properties fo:margin-left="0cm" fo:margin-top="0cm" fo:margin-bottom="0cm" style:contextual-spacing="false" fo:text-indent="0cm" style:auto-text-indent="false"/>
      <style:text-properties style:font-name="Times New Roman" officeooo:paragraph-rsid="003eba28"/>
    </style:style>
    <style:style style:name="P13" style:family="paragraph" style:parent-style-name="Heading_20_3">
      <style:paragraph-properties fo:text-align="start" style:justify-single-word="false" fo:break-before="page"/>
      <style:text-properties style:font-name="Times New Roman" officeooo:rsid="003bb751" officeooo:paragraph-rsid="003bb751"/>
    </style:style>
    <style:style style:name="P14" style:family="paragraph" style:parent-style-name="Heading_20_3">
      <style:paragraph-properties fo:break-before="page"/>
    </style:style>
    <style:style style:name="P15" style:family="paragraph" style:parent-style-name="Heading_20_5">
      <style:text-properties style:font-name="Times New Roman"/>
    </style:style>
    <style:style style:name="P16" style:family="paragraph" style:parent-style-name="Standard">
      <style:paragraph-properties fo:margin-left="0cm" fo:margin-right="0cm" fo:text-indent="0cm" style:auto-text-indent="false"/>
      <style:text-properties officeooo:rsid="003eba28" officeooo:paragraph-rsid="003eba28"/>
    </style:style>
    <style:style style:name="P17" style:family="paragraph" style:parent-style-name="Standard">
      <style:paragraph-properties fo:text-align="start" style:justify-single-word="false"/>
      <style:text-properties style:font-name="Times New Roman" fo:language="es" fo:country="MX" officeooo:rsid="003eba28" officeooo:paragraph-rsid="003eba28"/>
    </style:style>
    <style:style style:name="P18" style:family="paragraph" style:parent-style-name="Standard">
      <style:paragraph-properties fo:margin-left="0cm" fo:margin-right="0cm" fo:text-indent="0cm" style:auto-text-indent="false"/>
      <style:text-properties style:font-name="Times New Roman" fo:language="es" fo:country="MX" officeooo:rsid="003eba28" officeooo:paragraph-rsid="003eba28"/>
    </style:style>
    <style:style style:name="P19" style:family="paragraph" style:parent-style-name="Standard" style:list-style-name="L19">
      <style:text-properties style:font-name="Times New Roman" fo:language="es" fo:country="MX" officeooo:rsid="003eba28" officeooo:paragraph-rsid="003eba28"/>
    </style:style>
    <style:style style:name="P20" style:family="paragraph" style:parent-style-name="Standard">
      <style:paragraph-properties fo:margin-left="0cm" fo:margin-right="0cm" fo:text-indent="0cm" style:auto-text-indent="false"/>
      <style:text-properties style:font-name="Times New Roman" officeooo:paragraph-rsid="003eba28"/>
    </style:style>
    <style:style style:name="P21" style:family="paragraph" style:parent-style-name="Standard">
      <style:paragraph-properties fo:margin-left="0cm" fo:margin-right="0cm" fo:text-indent="0cm" style:auto-text-indent="false" fo:break-before="page"/>
      <style:text-properties style:font-name="Times New Roman" officeooo:rsid="003eba28" officeooo:paragraph-rsid="003eba28"/>
    </style:style>
    <style:style style:name="P22"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23" style:family="paragraph" style:parent-style-name="Text_20_body">
      <style:paragraph-properties fo:text-align="start" style:justify-single-word="false"/>
      <style:text-properties officeooo:rsid="003bb751" officeooo:paragraph-rsid="003d9918"/>
    </style:style>
    <style:style style:name="P24" style:family="paragraph" style:parent-style-name="Text_20_body">
      <style:paragraph-properties fo:text-align="center" style:justify-single-word="false"/>
      <style:text-properties officeooo:rsid="003bb751" officeooo:paragraph-rsid="003bb751"/>
    </style:style>
    <style:style style:name="P25" style:family="paragraph" style:parent-style-name="Text_20_body">
      <style:paragraph-properties fo:text-align="start" style:justify-single-word="false"/>
      <style:text-properties style:font-name="Times New Roman"/>
    </style:style>
    <style:style style:name="P26" style:family="paragraph" style:parent-style-name="Text_20_body">
      <style:paragraph-properties fo:margin-left="0cm" fo:margin-right="0cm" fo:text-indent="0cm" style:auto-text-indent="false" fo:break-before="page"/>
      <style:text-properties style:font-name="Times New Roman" fo:language="es" fo:country="MX" officeooo:rsid="003eba28" officeooo:paragraph-rsid="003eba28"/>
    </style:style>
    <style:style style:name="P27" style:family="paragraph" style:parent-style-name="Text_20_body">
      <style:paragraph-properties fo:margin-left="0cm" fo:margin-right="0cm" fo:text-indent="0cm" style:auto-text-indent="false"/>
      <style:text-properties style:font-name="Times New Roman" fo:language="es" fo:country="MX" officeooo:rsid="003eba28" officeooo:paragraph-rsid="003eba28"/>
    </style:style>
    <style:style style:name="P28" style:family="paragraph" style:parent-style-name="Text_20_body">
      <style:text-properties style:font-name="Times New Roman"/>
    </style:style>
    <style:style style:name="P29" style:family="paragraph" style:parent-style-name="Text_20_body">
      <style:paragraph-properties fo:text-align="start" style:justify-single-word="false"/>
      <style:text-properties style:font-name="Times New Roman" officeooo:rsid="003bb751" officeooo:paragraph-rsid="003d9918"/>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20"/>
    <style:style style:name="P32" style:family="paragraph" style:parent-style-name="Text_20_body" style:list-style-name="L20">
      <style:paragraph-properties fo:margin-top="0cm" fo:margin-bottom="0cm" style:contextual-spacing="false"/>
    </style:style>
    <style:style style:name="P33" style:family="paragraph" style:parent-style-name="Text_20_body" style:list-style-name="L21"/>
    <style:style style:name="P34" style:family="paragraph" style:parent-style-name="Text_20_body" style:list-style-name="L21">
      <style:paragraph-properties fo:margin-top="0cm" fo:margin-bottom="0cm" style:contextual-spacing="false"/>
    </style:style>
    <style:style style:name="P35" style:family="paragraph" style:parent-style-name="Text_20_body">
      <style:text-properties officeooo:rsid="003eba28" officeooo:paragraph-rsid="003eba28"/>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3a1f84" style:font-size-asian="11.5pt"/>
    </style:style>
    <style:style style:name="T5" style:family="text">
      <style:text-properties fo:language="en" fo:country="US" officeooo:rsid="003d9918"/>
    </style:style>
    <style:style style:name="T6" style:family="text">
      <style:text-properties officeooo:rsid="00392620"/>
    </style:style>
    <style:style style:name="T7" style:family="text">
      <style:text-properties officeooo:rsid="003eba28"/>
    </style:style>
    <style:style style:name="T8" style:family="text">
      <style:text-properties fo:color="#000000" loext:opacity="100%"/>
    </style:style>
    <style:style style:name="T9" style:family="text">
      <style:text-properties fo:color="#000000" loext:opacity="100%" fo:font-size="11pt" style:font-size-asian="11pt"/>
    </style:style>
    <style:style style:name="T10" style:family="text">
      <style:text-properties fo:color="#000000" loext:opacity="100%" fo:font-size="11pt" fo:language="es" fo:country="MX" style:font-size-asian="11pt"/>
    </style:style>
    <style:style style:name="T11" style:family="text">
      <style:text-properties fo:color="#000000" loext:opacity="100%" fo:language="es" fo:country="MX"/>
    </style:style>
    <style:style style:name="T12" style:family="text">
      <style:text-properties fo:language="es" fo:country="MX" officeooo:rsid="003eba28"/>
    </style:style>
    <style:style style:name="T13" style:family="text">
      <style:text-properties style:font-name="Liberation Serif"/>
    </style:style>
    <style:style style:name="T14" style:family="text">
      <style:text-properties style:font-name="Times New Roman"/>
    </style:style>
    <style:style style:name="T15" style:family="text">
      <style:text-properties style:font-name="Times New Roman" style:text-underline-style="solid" style:text-underline-width="auto" style:text-underline-color="font-color"/>
    </style:style>
    <style:style style:name="T16"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2">Comunicación. cátedra.Taller de reflexión escrita. Caso Malala GA10-240201526-AA1-EV01</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9"><text:s/><text:span text:style-name="T4">Martha Margarita Paez Neira</text:span></text:p>
      <text:p text:style-name="P4"><text:span text:style-name="T5">16</text:span><text:span text:style-name="T1"> </text:span>de <text:span text:style-name="T6">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
      <text:h text:style-name="P15"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0"><text:a xlink:type="simple" xlink:href="#__RefHeading___Toc255_3868932292" text:style-name="Index_20_Link" text:visited-style-name="Index_20_Link">Introducción<text:tab/>3</text:a></text:p>
          <text:p text:style-name="P10"><text:a xlink:type="simple" xlink:href="#__RefHeading___Toc322_2977341232" text:style-name="Index_20_Link" text:visited-style-name="Index_20_Link">Reflexion.<text:tab/>4</text:a></text:p>
          <text:p text:style-name="P10"><text:a xlink:type="simple" xlink:href="#__RefHeading___Toc320_2977341232" text:style-name="Index_20_Link" text:visited-style-name="Index_20_Link">Conclusion<text:tab/>7</text:a></text:p>
        </text:index-body>
      </text:table-of-content>
      <text:p text:style-name="P6"/>
      <text:h text:style-name="P13" text:outline-level="3"><text:bookmark-start text:name="__RefHeading___Toc255_3868932292"/>Introducción<text:bookmark-end text:name="__RefHeading___Toc255_3868932292"/></text:h>
      <text:p text:style-name="P25">A lo largo de la historia, los derechos humanos han sido el pilar fundamental para garantizar la dignidad, la igualdad y la libertad de todas las personas. Sin embargo, a pesar de los avances logrados en su reconocimiento, muchos de estos derechos siguen siendo vulnerados en distintas partes del mundo. Este trabajo explora el impacto de la lucha por los derechos humanos, tomando como caso de estudio la inspiradora historia de Malala Yousafzai, una joven activista que defendió el derecho a la educación de las niñas a pesar de los enormes riesgos personales. A través de su historia, reflexionaremos sobre la importancia de los derechos humanos en la vida de las personas, las situaciones en las que se ven amenazados, y la necesidad urgente de que, como ciudadanos globales, actuemos para protegerlos y promoverlos. </text:p>
      <text:p text:style-name="P8"/>
      <text:p text:style-name="P8"/>
      <text:p text:style-name="P8"/>
      <text:p text:style-name="P8"/>
      <text:h text:style-name="P14" text:outline-level="3"><text:bookmark-start text:name="__RefHeading___Toc322_2977341232"/>Reflexion.<text:bookmark-end text:name="__RefHeading___Toc322_2977341232"/></text:h>
      <text:p text:style-name="P30"><text:bookmark text:name="th_2"/>¿Cómo pude superar las dificultades? </text:p>
      <text:p text:style-name="P17"><text:bookmark text:name="ti_2"/>encontrando de una manera un tanto mas resiliente de pensar frente a las dificultades y los problemas de la vida, <text:bookmark text:name="tj_2"/>no desfallecer a la primera muestra de dificultad que se aparece, aprender <text:s/>a ver las cosas de manera diferente para después no sentirlos como una situación imposible sino para acostumbrar a mi y a mi cerebro que las cosas no siempre son como deseamos, siempre hay cosas con las que debemos dar un desvío para encontrar muchas veces la solución y la superación del problema. A veces lleva más</text:p>
      <text:p text:style-name="P18"><text:bookmark text:name="t1_3"/>tiempo y a veces menos, cada uno tiene sus tiempos, aceptar eso y entrar a la acción son cosas indispensables para poder seguir adelante. </text:p>
      <text:p text:style-name="P18"/>
      <text:p text:style-name="P30"><text:bookmark text:name="t3_3"/>¿Qué personas me ayudaron a crecer? </text:p>
      <text:p text:style-name="P18"><text:bookmark text:name="t4_3"/>Mis padres y amigos cercanos, al sentir su apoyo en todo momento, escuchar la voz de la experiencia y casos útiles de situaciones que ellos enfrentaron antes de mi fue crucial para estar donde estoy.</text:p>
      <text:p text:style-name="P18"/>
      <text:p text:style-name="Text_20_body"><text:bookmark text:name="t7_3"/><text:span text:style-name="T16">¿Qué y cuáles son los derechos de las personas y cómo puedo ejercer mis derechos? </text:span></text:p>
      <text:p text:style-name="P18">La forma mas respetable de hacer valer mis derechos es cumplir los deberes, respetando mis limites para no violentar los de los demas.</text:p>
      <text:p text:style-name="P18"><text:bookmark text:name="t8_3"/>Los derechos humanos son normas que reconocen y protegen la dignidad de todos los seres <text:bookmark text:name="t9_3"/>humanos. </text:p>
      <text:list text:style-name="L19">
        <text:list-item>
          <text:p text:style-name="P19"><text:bookmark text:name="ta_3"/>Los cuales son: </text:p>
        </text:list-item>
        <text:list-item>
          <text:p text:style-name="P19">Derecho a la vida, libertad y seguridad personal.</text:p>
        </text:list-item>
        <text:list-item>
          <text:p text:style-name="P19">Derecho a la igualdad ante la ley y a la no discriminación.</text:p>
        </text:list-item>
        <text:list-item>
          <text:p text:style-name="P19">Derecho a la libertad de pensamiento, conciencia y religión.</text:p>
        </text:list-item>
        <text:list-item>
          <text:p text:style-name="P19">Derecho a la libertad de opinión y expresión.</text:p>
        </text:list-item>
        <text:list-item>
          <text:p text:style-name="P19">Derecho a la educación.</text:p>
        </text:list-item>
        <text:list-item>
          <text:p text:style-name="P19">Derecho a la protección contra la tortura y tratos crueles.</text:p>
        </text:list-item>
        <text:list-item>
          <text:p text:style-name="P19">Derecho al trabajo y a condiciones laborales justas.</text:p>
        </text:list-item>
        <text:list-item>
          <text:p text:style-name="P19">Derecho a un juicio justo.</text:p>
        </text:list-item>
        <text:list-item>
          <text:p text:style-name="P19">Derecho a la privacidad.</text:p>
        </text:list-item>
        <text:list-item>
          <text:p text:style-name="P19">Derecho a la libertad de reunión y asociación pacífica.</text:p>
        </text:list-item>
        <text:list-item>
          <text:p text:style-name="P19">Derecho a la salud, bienestar y acceso a servicios médicos.</text:p>
        </text:list-item>
        <text:list-item>
          <text:p text:style-name="P19">Derecho a participar en el gobierno de su país.</text:p>
        </text:list-item>
        <text:list-item>
          <text:p text:style-name="P19">Derecho a una nacionalidad y a cambiarla.</text:p>
        </text:list-item>
        <text:list-item>
          <text:p text:style-name="P19">Derecho a asilo en caso de persecución.</text:p>
        </text:list-item>
        <text:list-item>
          <text:p text:style-name="P19">Derecho a la propiedad.</text:p>
        </text:list-item>
        <text:list-item>
          <text:p text:style-name="P19">Derecho a la familia y al matrimonio libremente consentido.</text:p>
        </text:list-item>
      </text:list>
      <text:p text:style-name="P18"/>
      <text:p text:style-name="P18"/>
      <text:p text:style-name="P30"><text:soft-page-break/></text:p>
      <text:p text:style-name="P30"/>
      <text:p text:style-name="P30">Que me impide seguir mis sueños?</text:p>
      <text:p text:style-name="P20"><text:span text:style-name="T12">Sigo en mi camino de hacerlos realidad, hasta ahora no me he encontrado con una barrera externa.</text:span></text:p>
      <text:p text:style-name="P20"><text:span text:style-name="T12"/></text:p>
      <text:p text:style-name="P30">¿Piensa si estas formas de violencia pueden darse en nuestro país? ¿Por qué? </text:p>
      <text:p text:style-name="P12">Si, es posible, en nuestro pies hay corrupción, conflicto interno, no solo contra las mujeres, es mas bien general, se atenta contra hombres, niños, mujeres, no es discriminatoria.</text:p>
      <text:p text:style-name="P12"/>
      <text:p text:style-name="P30">¿En algún momento has sentido que te han vulnerado tu dignidad o tus derechos?</text:p>
      <text:p text:style-name="P12">Si, en algún momento hemos sido vulnerados, muchas veces por las situaciones precarias en como esta el país, los servicios públicos, a veces se se niega el agua, se niegan citas medicas, muchas veces se hace por escasez otras veces se hace por negligencia, abusan de tu confianza en los trabajos porque es el único que estas, el unico que tienes</text:p>
      <text:p text:style-name="P12"/>
      <text:p text:style-name="P30"><text:s/>¿Conoces algún caso en tu entorno donde se violen los derechos humanos y la dignidad? Descríbelo. </text:p>
      <text:p text:style-name="P12">Claro que si, en mi anterior empresa te cambiaban el contrato que por su descripción y características era un contrato de planta lo ponían como si fueras contratista, cumplías horario, seguías ordenes pero se aprovechaban muchas veces por lo mismo, la gente necesita del trabajo.</text:p>
      <text:p text:style-name="P20"/>
      <text:p text:style-name="Text_20_body"><text:span text:style-name="T16">¿Qué le dirías al mundo? Escribe un discurso que no deje a nadie indiferente.</text:span></text:p>
      <text:p text:style-name="P20">algo que a menudo damos por hecho, pero que nunca debemos dejar de proteger: los derechos humanos. Estos derechos no son un lujo ni una concesión otorgada por gobiernos o instituciones. Son inherentes a cada uno de nosotros, simplemente por el hecho de ser humanos.</text:p>
      <text:p text:style-name="P20"/>
      <text:p text:style-name="P20">El derecho a la vida, a la dignidad, a la libertad de expresión, a la igualdad ante la ley, y tantos otros no son privilegios que dependen de la situación económica, el género, la religión o el lugar de nacimiento. Son la base misma de nuestra humanidad compartida.</text:p>
      <text:p text:style-name="P20">si no defendemos los derechos <text:span text:style-name="T12">de</text:span> los demás, estamos debilitando los nuestros. Si no alzamos nuestras voces cuando otros son oprimidos, estamos permitiendo que la opresión crezca. Si cerramos los ojos ante el sufrimiento, estamos traicionando la promesa más fundamental que nos hacemos unos a otros como seres humanos.<text:span text:style-name="T12"> </text:span></text:p>
      <text:p text:style-name="P26"/>
      <text:p text:style-name="P27">¿Qué harías para hacer feliz a los que te rodean? ¿Y para hacer del mundo un lugar mejor? </text:p>
      <text:p text:style-name="P27">Para hacer feliz a quienes me rodean, me centraría en lo siguiente:</text:p>
      <text:list text:style-name="L21">
        <text:list-item>
          <text:p text:style-name="P34"><text:span text:style-name="Strong_20_Emphasis"><text:span text:style-name="T14">Escuchar activamente</text:span></text:span><text:span text:style-name="T14">: Muchas veces, las personas solo necesitan ser escuchadas y sentirse comprendidas. Estar presente para mis seres queridos, sin juzgarlos, y ofrecer apoyo emocional es clave para su bienestar.</text:span></text:p>
        </text:list-item>
        <text:list-item>
          <text:p text:style-name="P34"><text:span text:style-name="Strong_20_Emphasis"><text:span text:style-name="T14">Mostrar gratitud y reconocimiento</text:span></text:span><text:span text:style-name="T14">: Apreciar a las personas por quiénes son y por lo que hacen crea un ambiente de respeto y aprecio mutuo.</text:span></text:p>
        </text:list-item>
        <text:list-item>
          <text:p text:style-name="P34"><text:span text:style-name="Strong_20_Emphasis"><text:span text:style-name="T14">Ser solidario y ofrecer ayuda</text:span></text:span><text:span text:style-name="T14">: Ayudar en lo que necesiten, ya sea con pequeñas tareas diarias o brindando apoyo en momentos difíciles.</text:span></text:p>
        </text:list-item>
        <text:list-item>
          <text:p text:style-name="P33"><text:span text:style-name="Strong_20_Emphasis"><text:span text:style-name="T14">Promover la alegría compartida</text:span></text:span><text:span text:style-name="T14">: Buscar momentos para disfrutar juntos, ya sea con una conversación amena, un paseo, o actividades que nos permitan reír y relajarnos.</text:span></text:p>
        </text:list-item>
      </text:list>
      <text:p text:style-name="P28">Para hacer del mundo un lugar mejor:</text:p>
      <text:list text:style-name="L20">
        <text:list-item>
          <text:p text:style-name="P32"><text:span text:style-name="Strong_20_Emphasis"><text:span text:style-name="T14">Fomentar la empatía y la compasión</text:span></text:span><text:span text:style-name="T14">: Crear espacios donde las personas se escuchen y se respeten mutuamente, independientemente de sus diferencias, ayudará a construir una sociedad más inclusiva y tolerante.</text:span></text:p>
        </text:list-item>
        <text:list-item>
          <text:p text:style-name="P32"><text:span text:style-name="Strong_20_Emphasis"><text:span text:style-name="T14">Educarme y educar a otros sobre los derechos humanos y el respeto a la diversidad</text:span></text:span><text:span text:style-name="T14">: La educación es una herramienta poderosa para erradicar el odio y la discriminación. Compartir conocimientos sobre temas importantes puede generar un impacto positivo.</text:span></text:p>
        </text:list-item>
        <text:list-item>
          <text:p text:style-name="P32"><text:span text:style-name="Strong_20_Emphasis"><text:span text:style-name="T14">Adoptar prácticas sostenibles</text:span></text:span><text:span text:style-name="T14">: Cuidar el medio ambiente es una responsabilidad compartida. Desde pequeñas acciones, como reciclar y </text:span><text:span text:style-name="T15">reducir</text:span><text:span text:style-name="T14"> el uso de plásticos, hasta apoyar políticas de sostenibilidad, puedo contribuir a un planeta más sano.</text:span></text:p>
        </text:list-item>
        <text:list-item>
          <text:p text:style-name="P31"><text:span text:style-name="Strong_20_Emphasis"><text:span text:style-name="T14">Participar activamente en causas justas</text:span></text:span><text:span text:style-name="T14">: Apoyar movimientos que promuevan la equidad, la justicia social y el acceso a derechos fundamentales. Ya sea participando en voluntariado o defendiendo a quienes no tienen voz, es vital para crear un cambio duradero.</text:span></text:p>
        </text:list-item>
      </text:list>
      <text:h text:style-name="P14" text:outline-level="3"><text:bookmark-start text:name="__RefHeading___Toc320_2977341232"/>Conclusion<text:bookmark-end text:name="__RefHeading___Toc320_2977341232"/></text:h>
      <text:p text:style-name="P35"><text:span text:style-name="T14">La historia de Malala nos recuerda que la lucha por los derechos humanos no es solo un desafío legal o político, sino una lucha cotidiana por la justicia y la igualdad. Su valentía y perseverancia son un ejemplo claro de que cada individuo, sin importar su edad o circunstancia, tiene el poder de generar cambios. En un mundo donde aún persisten violaciones a los derechos fundamentales, es nuestra responsabilidad no ser meros observadores, sino actores activos en la defensa de estos derechos. Al comprometernos con esta causa, no solo honramos los principios que sustentan nuestra humanidad compartida, sino que contribuimos a construir un mundo más justo y equitativo para todos. </text:span></text:p>
      <text:p text:style-name="P18"/>
      <text:p text:style-name="P21">bibliografia</text:p>
      <text:p text:style-name="P16"><text:span text:style-name="T14">Naciones Unidas. (1948). </text:span><text:span text:style-name="Emphasis"><text:span text:style-name="T14">Declaración Universal de los Derechos Humanos</text:span></text:span><text:span text:style-name="T14">. </text:span><text:a xlink:type="simple" xlink:href="https://www.un.org/es/about-us/universal-declaration-of-human-rights" office:target-frame-name="_new" xlink:show="replace" text:style-name="Internet_20_link" text:visited-style-name="Visited_20_Internet_20_Link"><text:span text:style-name="T14">https://www.un.org/es/about-us/universal-declaration-of-human-rights</text:span></text:a><text:span text:style-name="T14"> </text:span></text:p>
      <text:p text:style-name="P29"/>
      <text:p text:style-name="P23"><text:span text:style-name="T14">Naciones Unidas. (1966). </text:span><text:span text:style-name="Emphasis"><text:span text:style-name="T14">Pacto Internacional de Derechos Económicos, Sociales y Culturales</text:span></text:span><text:span text:style-name="T14">. https://www.ohchr.org/es/professionalinterest/pages/cescr.aspx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ListLabel_20_57" style:display-name="ListLabel 57" style:family="text"/>
    <style:style style:name="ListLabel_20_58" style:display-name="ListLabel 5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57"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8"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8</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4-28T12:56:00</meta:creation-date>
    <dc:date>2024-10-16T21:46:47.646000000</dc:date>
    <meta:editing-duration>P16DT5H21M45S</meta:editing-duration>
    <meta:editing-cycles>46</meta:editing-cycles>
    <meta:generator>LibreOffice/7.6.2.1$Windows_X86_64 LibreOffice_project/56f7684011345957bbf33a7ee678afaf4d2ba333</meta:generator>
    <meta:print-date>2024-06-17T01:03:14.045000000</meta:print-date>
    <meta:printed-by>Archivos PDF</meta:printed-by>
    <meta:initial-creator>ASTRID SUAREZ</meta:initial-creator>
    <dc:title>Microsoft Word - Anexo Caso Yo soy Malala_240201526_AA1_EV01.docx</dc:title>
    <meta:document-statistic meta:table-count="0" meta:image-count="0" meta:object-count="0" meta:page-count="8" meta:paragraph-count="67" meta:word-count="1307" meta:character-count="8026" meta:non-whitespace-character-count="6792"/>
  </office:meta>
</office:document-meta>
</file>